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99b4a" officeooo:paragraph-rsid="00099b4a" style:font-weight-asian="bold" style:font-weight-complex="bold"/>
    </style:style>
    <style:style style:name="P3" style:family="paragraph" style:parent-style-name="Standard">
      <style:text-properties fo:font-weight="bold" officeooo:rsid="00091caa" officeooo:paragraph-rsid="00091caa" fo:background-color="#ff000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background-color="#81d41a"/>
    </style:style>
    <style:style style:name="P6" style:family="paragraph" style:parent-style-name="Standard">
      <style:text-properties officeooo:rsid="00099b4a" officeooo:paragraph-rsid="00099b4a"/>
    </style:style>
    <style:style style:name="P7" style:family="paragraph" style:parent-style-name="Standard">
      <style:text-properties fo:color="#c9211e" loext:opacity="100%" officeooo:rsid="00099b4a" officeooo:paragraph-rsid="00099b4a"/>
    </style:style>
    <style:style style:name="P8" style:family="paragraph" style:parent-style-name="Standard">
      <style:text-properties fo:color="#c9211e" loext:opacity="100%" officeooo:rsid="00099b4a" officeooo:paragraph-rsid="000a9556"/>
    </style:style>
    <style:style style:name="P9" style:family="paragraph" style:parent-style-name="Standard">
      <style:text-properties fo:font-weight="normal" officeooo:rsid="00099b4a" officeooo:paragraph-rsid="00099b4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a9556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stepik.org/lesson/716118/step/3?auth=login&amp;unit=716910" text:style-name="Internet_20_link" text:visited-style-name="Visited_20_Internet_20_Link">5.3.3 Опции и аргументы</text:a></text:p>
      <text:p text:style-name="P1">Перенос профиля с основного браузера Chrome в браузер под управлением Selenium</text:p>
      <text:p text:style-name="Standard"># Вы можете захотеть перенести все настройки, закладки, историю с основного браузера, в браузер под управлением</text:p>
      <text:p text:style-name="Standard"># Selenium. Сейчас я вам покажу, как это можно сделать.</text:p>
      <text:p text:style-name="Standard">#</text:p>
      <text:p text:style-name="Standard"># Определяем путь к папке с профилями \User Data\, для этого напишите команду, в адресной строке браузера</text:p>
      <text:p text:style-name="Standard"># chrome://version/ <text:s/>и ищите адрес в поле с заголовком "Путь к профилю:" У меня адрес выглядит вот так:</text:p>
      <text:p text:style-name="Standard"># C:\Users\user\AppData\Local\Google\Chrome\User Data\</text:p>
      <text:p text:style-name="Standard"># 'user-data-dir=C:\\Users\\user\\AppData\\Local\\Google\\Chrome\\User Data' добавьте путь к профилю в метод</text:p>
      <text:p text:style-name="Standard"># .add_argument()</text:p>
      <text:p text:style-name="Standard">import time</text:p>
      <text:p text:style-name="Standard">from selenium import webdriver</text:p>
      <text:p text:style-name="Standard"/>
      <text:p text:style-name="Standard">options_chrome = webdriver.ChromeOptions()</text:p>
      <text:p text:style-name="P5"># в прошлом месяце</text:p>
      <text:p text:style-name="P5"># Если вдруг кто не может запустить основной профиль в Chromium на убунте, мне помогло следующее изменение пути: <text:s text:c="3"/>time.sleep(5)</text:p>
      <text:p text:style-name="Standard"># options_chrome.add_argument("user-data-dir=/home/oleg/.config/google-chrome"), где username - имя вашего профиля,</text:p>
      <text:p text:style-name="Standard"># вместо user-data-dir=C:\\Users\\user\\AppData\\Local\\Google\\Chrome\\User Data'</text:p>
      <text:p text:style-name="P5">options_chrome.add_argument('user-data-dir=/home/oleg/.config/google-chrome') <text:s/># заменил chromium на google-chrome</text:p>
      <text:p text:style-name="Standard">with webdriver.Chrome(options=options_chrome) as browser:</text:p>
      <text:p text:style-name="Standard"><text:s text:c="4"/>url = 'https://yandex.ru/'</text:p>
      <text:p text:style-name="Standard"><text:s text:c="4"/>browser.get(url)</text:p>
      <text:p text:style-name="Standard"><text:s text:c="4"/>time.sleep(100)</text:p>
      <text:p text:style-name="Standard"/>
      <text:p text:style-name="Standard"># Если все сделано правильно, то у вас запустится окно браузера с вашими параметрами, историей, закладками.</text:p>
      <text:p text:style-name="P3">2023.5.27 ВОПРОСЫ</text:p>
      <text:p text:style-name="P6">В папке </text:p>
      <text:p text:style-name="Standard">/home/oleg/.config/</text:p>
      <text:p text:style-name="P6">есть и </text:p>
      <text:p text:style-name="P2">google-chrome</text:p>
      <text:p text:style-name="P6">и </text:p>
      <text:p text:style-name="P2">chromium</text:p>
      <text:p text:style-name="P6">При запуске кода с <text:span text:style-name="T1">google-chrome</text:span> открывается установленный в системе <text:s/>браузер Google Chrome с моими настройками профиля, закладками и историей <text:span text:style-name="T3">и исключением:</text:span></text:p>
      <text:p text:style-name="P7">raise exception_class(message, screen, stacktrace)</text:p>
      <text:p text:style-name="P7">selenium.common.exceptions.WebDriverException: Message: unknown error: Chrome failed to start: exited normally.</text:p>
      <text:p text:style-name="P7"><text:s text:c="2"/>(<text:span text:style-name="T1">unknown error: DevToolsActivePort file doesn't exist</text:span>)</text:p>
      <text:p text:style-name="P7"><text:s text:c="2"/>(<text:span text:style-name="T1">The process started from chrome location /usr/bin/</text:span><text:span text:style-name="T4">google-chrome</text:span><text:span text:style-name="T1"> is no longer running, so ChromeDriver is assuming that Chrome has crashed.</text:span>)</text:p>
      <text:p text:style-name="P7">Stacktrace:</text:p>
      <text:p text:style-name="P7">#0 0x55ce77dad133 &lt;unknown&gt;</text:p>
      <text:p text:style-name="P8">#1 0x55ce77ae1966 &lt;unknown&gt; </text:p>
      <text:p text:style-name="P8">…</text:p>
      <text:p text:style-name="P8"><text:soft-page-break/></text:p>
      <text:p text:style-name="P6"/>
      <text:p text:style-name="P6">При запуске кода с <text:span text:style-name="T1">chromium </text:span><text:span text:style-name="T2">открывается браузер от PyCharm без моих настроек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09:15:17.417692216</meta:creation-date>
    <dc:date>2023-06-12T09:19:04.434446176</dc:date>
    <meta:editing-duration>PT3H35M35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256" meta:character-count="2162" meta:non-whitespace-character-count="1920"/>
  </office:meta>
</office:document-meta>
</file>